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2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mantic HTML cheat sheet</text:h>
      <text:p text:style-name="Text_20_body">There are hundreds of semantic tags available to help describe the meaning of your HTML documents. Below is a cheat sheet with some of the most common ones you’ll use in this course and in your development career. </text:p>
      <text:h text:style-name="Heading_20_2" text:outline-level="2">Sectioning tags</text:h>
      <text:p text:style-name="P1">Use the following tags to organize your HTML document into structured sections. </text:p>
      <text:p text:style-name="P1"><text:span text:style-name="Variable">&lt;header&gt;</text:span> The header of a content section or the web page. The web page header often contains the website branding or logo. <text:span text:style-name="Variable">&lt;nav&gt;</text:span> The navigation links of a section or the web page. </text:p>
      <text:p text:style-name="P1"><text:span text:style-name="Variable">&lt;footer&gt;</text:span> The footer of a content section or the web page. On a web page, it often contains secondary links, the copyright notice, privacy policy and cookie policy links.</text:p>
      <text:p text:style-name="P1"><text:s/><text:span text:style-name="Variable">&lt;main&gt;</text:span> Specifies the main content of a section or the web page. </text:p>
      <text:p text:style-name="P1"><text:span text:style-name="Variable">&lt;aside&gt;</text:span> A secondary set of content that is not required to understand the main content. </text:p>
      <text:p text:style-name="P1"><text:span text:style-name="Variable">&lt;article&gt;</text:span> An independent, self-contained block of content such as a blog post or product. </text:p>
      <text:p text:style-name="P1"><text:span text:style-name="Variable">&lt;section&gt;</text:span> A standalone section of the document that is often used within the body and article elements. <text:span text:style-name="Variable">&lt;</text:span></text:p>
      <text:p text:style-name="P1"><text:span text:style-name="Variable">details&gt;</text:span> A collapsed section of content that can be expanded if the user wishes to view it. <text:span text:style-name="Variable">&lt;summary&gt;</text:span> Specifies the summary or caption of a <text:span text:style-name="Variable">&lt;details&gt;</text:span> element.</text:p>
      <text:p text:style-name="P1"><text:s/><text:span text:style-name="Variable">&lt;h1&gt;&lt;h2&gt;&lt;h3&gt;&lt;h4&gt;&lt;h5&gt;&lt;h6&gt;</text:span> Headings on the web page. <text:span text:style-name="Variable">&lt;h1&gt;</text:span> indicates the most important heading whereas <text:span text:style-name="Variable">&lt;h6&gt;</text:span> indicates the least important.  </text:p>
      <text:h text:style-name="Heading_20_2" text:outline-level="2">Content tags</text:h>
      <text:p text:style-name="P1"><text:span text:style-name="Variable">&lt;blockquote&gt;</text:span> Used to describe a quotation. </text:p>
      <text:p text:style-name="P1"><text:span text:style-name="Variable">&lt;dd&gt;</text:span> Used to define a description for the preceding <text:span text:style-name="Variable">&lt;dt&gt;</text:span> element. <text:span text:style-name="Variable">&lt;dl&gt;</text:span> Used to define a description list. <text:span text:style-name="Variable">&lt;dt&gt;</text:span> Used to describe terms inside <text:span text:style-name="Variable">&lt;dl&gt;</text:span> elements. <text:span text:style-name="Variable">&lt;figcaption&gt;</text:span> Defines a caption for a photo image. <text:span text:style-name="Variable">&lt;figure&gt;</text:span> Applies markup to a photo image. <text:span text:style-name="Variable">&lt;hr&gt;</text:span> Adds a horizontal line to the parent element. <text:span text:style-name="Variable">&lt;li&gt;</text:span> Used to define an item within a list. <text:span text:style-name="Variable">&lt;menu&gt;</text:span> A semantic alternative to <text:span text:style-name="Variable">&lt;ul&gt;</text:span> tag. <text:span text:style-name="Variable">&lt;ol&gt;</text:span> Defines an ordered list. <text:span text:style-name="Variable">&lt;p&gt;</text:span> Defines a paragraph. <text:span text:style-name="Variable">&lt;pre&gt;</text:span> Used to represent preformatted text. Typically rendered in the web browser using a monospace font. <text:span text:style-name="Variable">&lt;ul&gt;</text:span> Unordered list</text:p>
      <text:h text:style-name="Heading_20_2" text:outline-level="2">Inline tags</text:h>
      <text:p text:style-name="Text_20_body"><text:span text:style-name="Variable">&lt;a&gt;</text:span> An anchor link to another HTML document. <text:span text:style-name="Variable">&lt;abbr&gt;</text:span> Specifies that the containing text is an abbreviation or acronym. <text:span text:style-name="Variable">&lt;b&gt;</text:span> Bolds the containing text. When used to indicate importance use <text:span text:style-name="Variable">&lt;strong&gt;</text:span> instead. <text:span text:style-name="Variable">&lt;br&gt;</text:span> A line break. Moves the subsequent text to a new line. <text:span text:style-name="Variable">&lt;cite&gt;</text:span> Defines the title of creative work (for example a book, poem, song, movie, painting or sculpture). The text in the <text:span text:style-name="Variable">&lt;cite&gt;</text:span> element is usually rendered in italics. <text:span text:style-name="Variable">&lt;code&gt;</text:span> Indicates that the containing text is a block of computer code. <text:span text:style-name="Variable">&lt;data&gt;</text:span> Indicates machine-readable data. <text:span text:style-name="Variable">&lt;em&gt;</text:span> Emphasizes the <text:soft-page-break/>containing text. <text:span text:style-name="Variable">&lt;i&gt;</text:span> The containing text is displayed in italics. Used to indicate idiomatic text or technical terms. <text:span text:style-name="Variable">&lt;mark&gt;</text:span> The containing text should be marked or highlighted. <text:span text:style-name="Variable">&lt;q&gt;</text:span> The containing text is a short quotation. <text:span text:style-name="Variable">&lt;s&gt;</text:span> Displays the containing text with a strikethrough or line through it. <text:span text:style-name="Variable">&lt;samp&gt;</text:span> The containing text represents a sample. <text:span text:style-name="Variable">&lt;small&gt;</text:span> Used to represent small text, such as copyright and legal text. <text:span text:style-name="Variable">&lt;span&gt;</text:span> A generic element for grouping content for CSS styling. <text:span text:style-name="Variable">&lt;strong&gt;</text:span> Displays the containing text in bold. Used to indicate importance. <text:span text:style-name="Variable">&lt;sub&gt;</text:span> The containing text is subscript text, displayed with a lowered baseline. <text:span text:style-name="Variable">&lt;sup&gt;</text:span> The containing text is superscript text, displayed with a raised baseline. <text:span text:style-name="Variable">&lt;time&gt;</text:span> A semantic tag used to display both dates and times. <text:span text:style-name="Variable">&lt;u&gt;</text:span> Displays the containing text with a solid underline. <text:span text:style-name="Variable">&lt;var&gt;</text:span> The containing text is a variable in a mathematical expression.</text:p>
      <text:h text:style-name="Heading_20_2" text:outline-level="2">Embedded content and media tags</text:h>
      <text:p text:style-name="Text_20_body"><text:span text:style-name="Variable">&lt;audio&gt;</text:span> Used to embed audio in web pages. <text:span text:style-name="Variable">&lt;canvas&gt;</text:span> Used to render 2D and 3D graphics on web pages. <text:span text:style-name="Variable">&lt;embed&gt;</text:span> Used as a containing element for external content provided by an external application such as a media player or plug-in application. <text:span text:style-name="Variable">&lt;iframe&gt;</text:span> Used to embed a nested web page. <text:span text:style-name="Variable">&lt;img&gt;</text:span> Embeds an image on a web page. <text:span text:style-name="Variable">&lt;object&gt;</text:span> Similar to <text:span text:style-name="Variable">&lt;embed&gt;</text:span> but the content is provided by a web browser plug-in. <text:span text:style-name="Variable">&lt;picture&gt;</text:span> An element that contains one <text:span text:style-name="Variable">&lt;img&gt;</text:span> element and one or more <text:span text:style-name="Variable">&lt;source&gt;</text:span> elements to offer alternative images for different displays/devices. <text:span text:style-name="Variable">&lt;video&gt;</text:span> Embeds a video on a web page. <text:span text:style-name="Variable">&lt;source&gt;</text:span> Specifies media resources for <text:span text:style-name="Variable">&lt;picture&gt;</text:span>, <text:span text:style-name="Variable">&lt;audio&gt;</text:span> and<text:span text:style-name="Variable">&lt;video&gt;</text:span> elements. <text:span text:style-name="Variable">&lt;svg&gt;</text:span> Used to define Scalable Vector Graphics within a web page.</text:p>
      <text:h text:style-name="Heading_20_2" text:outline-level="2">Table tags</text:h>
      <text:p text:style-name="Text_20_body"><text:span text:style-name="Variable">&lt;table&gt;</text:span> Defines a table element to display table data within a web page. <text:span text:style-name="Variable">&lt;thead&gt;</text:span> Represents the header content of a table. Typically contains one <text:span text:style-name="Variable">&lt;tr&gt;</text:span> element. <text:span text:style-name="Variable">&lt;tbody&gt;</text:span> Represents the main content of a table. Contains one or more <text:span text:style-name="Variable">&lt;tr&gt;</text:span>elements. <text:span text:style-name="Variable">&lt;tfoot&gt;</text:span> Represents the footer content of a table. Typically contains one <text:span text:style-name="Variable">&lt;tr&gt;</text:span> element. <text:span text:style-name="Variable">&lt;tr&gt;</text:span> Represents a row in a table. Contains one or more <text:span text:style-name="Variable">&lt;td&gt;</text:span> elements when used within <text:span text:style-name="Variable">&lt;tbody&gt;</text:span> or <text:span text:style-name="Variable">&lt;tfoot&gt;</text:span>. When used within <text:span text:style-name="Variable">&lt;thead&gt;</text:span>, contains one or more <text:span text:style-name="Variable">&lt;th&gt;</text:span> elements. <text:span text:style-name="Variable">&lt;td&gt;</text:span> Represents a cell in a table. Contains the text content of the cell. <text:span text:style-name="Variable">&lt;th&gt;</text:span> Defines a header cell of a table. Contains the text content of the header. <text:span text:style-name="Variable">&lt;caption&gt;</text:span> Defines the caption of a table element. <text:span text:style-name="Variable">&lt;colgroup&gt;</text:span> Defines a semantic group of one or more columns in a table for formatting. <text:span text:style-name="Variable">&lt;col&gt;</text:span> Defines a semantic column in a table. </text:p>
      <text:h text:style-name="Heading_20_3" text:outline-level="3">Completed</text:h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5-05T12:52:04.548000000</dc:date>
    <meta:editing-duration>PT3M19S</meta:editing-duration>
    <meta:editing-cycles>1</meta:editing-cycles>
    <meta:document-statistic meta:table-count="0" meta:image-count="0" meta:object-count="0" meta:page-count="2" meta:paragraph-count="22" meta:word-count="828" meta:character-count="5037" meta:non-whitespace-character-count="4219"/>
    <meta:generator>LibreOffice/6.3.3.2$Windows_X86_64 LibreOffice_project/a64200df03143b798afd1ec74a12ab50359878ed</meta:generator>
  </office:meta>
</office:document-meta>
</file>